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010000023EC48B7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2cm" fo:margin-right="0cm" text:enable-numbering="true" fo:text-indent="-0.2cm"/>
    </style:style>
    <style:style style:name="P5" style:family="paragraph">
      <style:paragraph-properties fo:margin-left="1cm" fo:margin-right="0cm" text:enable-numbering="true" fo:text-indent="-0.6cm"/>
    </style:style>
    <style:style style:name="P6" style:family="paragraph">
      <style:paragraph-properties fo:margin-left="0.2cm" fo:margin-right="0cm" fo:text-indent="0cm"/>
    </style:style>
    <style:style style:name="P7" style:family="paragraph">
      <style:paragraph-properties fo:margin-left="0.2cm" fo:margin-right="0cm" fo:text-indent="-0.2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p text:style-name="P2">Subtitle/Details</text:p>
          </draw:text-box>
        </draw:frame>
        <draw:frame draw:style-name="gr2" draw:text-style-name="P2" draw:layer="layout" svg:width="7cm" svg:height="3.179cm" svg:x="1cm" svg:y="12cm">
          <draw:text-box>
            <text:p text:style-name="P3">Michael Leibowitz</text:p>
            <text:p text:style-name="P3">(Intel)</text:p>
            <text:p text:style-name="P3">Shaun McDonald</text:p>
            <text:p text:style-name="P3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6" draw:layer="layout" svg:width="23cm" svg:height="16.587cm" svg:x="1cm" svg:y="1cm" presentation:class="outline" presentation:user-transformed="true">
          <draw:text-box>
            <text:list text:style-name="L2">
              <text:list-item>
                <text:p text:style-name="P4">Historical Overview</text:p>
              </text:list-item>
            </text:list>
            <text:list text:style-name="L2">
              <text:list-item>
                <text:p text:style-name="P4">This New Thing (Termite)</text:p>
              </text:list-item>
            </text:list>
            <text:list text:style-name="L2">
              <text:list-item>
                <text:p text:style-name="P4">Features in Depth</text:p>
              </text:list-item>
            </text:list>
            <text:list text:style-name="L2">
              <text:list-item>
                <text:list>
                  <text:list-item>
                    <text:p text:style-name="P5">EIS/tinderbox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neral enhancements</text:p>
                  </text:list-item>
                </text:list>
              </text:list-item>
            </text:list>
            <text:list text:style-name="L2">
              <text:list-item>
                <text:p text:style-name="P4">How it All Works</text:p>
              </text:list-item>
            </text:list>
            <text:list text:style-name="L2">
              <text:list-item>
                <text:p text:style-name="P4">It's Just That Easy</text:p>
              </text:list-item>
            </text:list>
            <text:list text:style-name="L2">
              <text:list-item>
                <text:p text:style-name="P4"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hort slide title</text:p>
          </draw:text-box>
        </draw:frame>
        <draw:frame presentation:style-name="pr9" draw:text-style-name="P7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4">Your 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C48B708C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0747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draw:polygon presentation:style-name="pr5" draw:text-style-name="P13" draw:layer="backgroundobjects" svg:width="18.999cm" svg:height="20.999cm" draw:transform="rotate (3.1415926535892) translate (28.0000000000747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C48B708C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draw:polygon presentation:style-name="pr9" draw:text-style-name="P13" draw:layer="backgroundobjects" svg:width="4.65cm" svg:height="20.999cm" draw:transform="rotate (3.1415926535892) translate (29.5000000000747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C48B708C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25$Build-9196</meta:generator>
    <dc:title>Buildbot: Bigger, Better, Buildier</dc:title>
    <meta:initial-creator>Shaun McDonald</meta:initial-creator>
    <meta:creation-date>2007-08-28T20:58:09</meta:creation-date>
    <dc:creator>Shaun McDonald</dc:creator>
    <dc:date>2007-08-28T21:57:51</dc:date>
    <meta:editing-cycles>6</meta:editing-cycles>
    <meta:editing-duration>PT25M2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